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4.322cm" fo:min-width="5.469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5.336cm" fo:min-width="6.99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5.593cm" fo:min-width="6.995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8.132cm" fo:min-width="6.995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2.813cm" fo:min-width="6.995cm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2.813cm" fo:min-width="4.8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 style:font-size-asian="7pt" style:font-size-complex="7pt"/>
    </style:style>
    <style:style style:name="T1" style:family="text">
      <style:text-properties fo:font-size="18pt" style:text-underline-style="none"/>
    </style:style>
    <style:style style:name="T2" style:family="text">
      <style:text-properties fo:font-size="1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3" xml:id="id2" draw:id="id2" draw:layer="layout" svg:width="5.969cm" svg:height="4.572cm" svg:x="2.073cm" svg:y="8.964cm">
              <text:p text:style-name="P1"><text:span text:style-name="T1">Users</text:span></text:p>
              <text:p text:style-name="P2"><text:span text:style-name="T2"/></text:p>
              <text:p text:style-name="P2"><text:span text:style-name="T3">emails</text:span><text:span text:style-name="T4">: </text:span><text:span text:style-name="T5">Array</text:span></text:p>
              <text:p text:style-name="P2"><text:span text:style-name="T3">profile</text:span><text:span text:style-name="T4">: </text:span><text:span text:style-name="T5">Object</text:span></text:p>
              <text:p text:style-name="P2"><text:span text:style-name="T3"><text:s text:c="2"/></text:span><text:span text:style-name="T3">firstName</text:span><text:span text:style-name="T4">: </text:span><text:span text:style-name="T5">String</text:span></text:p>
              <text:p text:style-name="P2"><text:span text:style-name="T4"><text:s text:c="2"/></text:span><text:span text:style-name="T3">lastName</text:span><text:span text:style-name="T4">: </text:span><text:span text:style-name="T5">Str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" draw:text-style-name="P4" xml:id="id1" draw:id="id1" draw:layer="layout" svg:width="7.495cm" svg:height="5.586cm" svg:x="9.946cm" svg:y="1.763cm">
              <text:p text:style-name="P1"><text:span text:style-name="T2">Organization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3">description</text:span><text:span text:style-name="T4">: </text:span><text:span text:style-name="T5">String</text:span></text:p>
              <text:p text:style-name="P2"><text:span text:style-name="T3">administratorIds</text:span><text:span text:style-name="T4">: </text:span><text:span text:style-name="T5">Array[String]</text:span></text:p>
              <text:p text:style-name="P2"><text:span text:style-name="T4"><text:s text:c="2"/></text:span><text:span text:style-name="T4">fk: Users</text:span></text:p>
              <text:p text:style-name="P2"><text:span text:style-name="T3">contactPersonId</text:span><text:span text:style-name="T4">: </text:span><text:span text:style-name="T5">String</text:span></text:p>
              <text:p text:style-name="P2"><text:span text:style-name="T4"><text:s text:c="2"/></text:span><text:span text:style-name="T4">fk: Users</text:span></text:p>
              <text:p text:style-name="P2"><text:span text:style-name="T4"/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svg:x1="9.946cm" svg:y1="4.556cm" svg:x2="5.057cm" svg:y2="8.964cm" draw:start-shape="id1" draw:start-glue-point="3" draw:end-shape="id2" draw:end-glue-point="0" svg:d="M9946 4556h-4889v4408" svg:viewBox="0 0 4890 4409">
              <text:p/>
            </draw:connector>
            <draw:custom-shape draw:style-name="gr4" draw:text-style-name="P3" xml:id="id3" draw:id="id3" draw:layer="layout" svg:width="7.495cm" svg:height="5.843cm" svg:x="9.946cm" svg:y="8.33cm">
              <text:p text:style-name="P1"><text:span text:style-name="T2">Department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3">organizationId</text:span><text:span text:style-name="T4">: </text:span><text:span text:style-name="T5">String</text:span></text:p>
              <text:p text:style-name="P2"><text:span text:style-name="T4"><text:s text:c="2"/></text:span><text:span text:style-name="T4">fk: Organizations</text:span></text:p>
              <text:p text:style-name="P2"><text:span text:style-name="T3">memberIds</text:span><text:span text:style-name="T4">: </text:span><text:span text:style-name="T5">Array[String]</text:span></text:p>
              <text:p text:style-name="P2"><text:span text:style-name="T4"><text:s text:c="2"/></text:span><text:span text:style-name="T4">fk: Users</text:span></text:p>
              <text:p text:style-name="P2"><text:span text:style-name="T3">administratorIds</text:span><text:span text:style-name="T4">: Array[</text:span><text:span text:style-name="T5">String]</text:span></text:p>
              <text:p text:style-name="P2"><text:span text:style-name="T4"><text:s text:c="2"/></text:span><text:span text:style-name="T4">fk: Us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13.693cm" svg:y1="8.33cm" svg:x2="13.693cm" svg:y2="7.349cm" draw:start-shape="id3" draw:start-glue-point="0" draw:end-shape="id1" svg:d="M13693 8330v-981" svg:viewBox="0 0 1 982">
              <text:p/>
            </draw:connector>
            <draw:custom-shape draw:style-name="gr5" draw:text-style-name="P3" xml:id="id4" draw:id="id4" draw:layer="layout" svg:width="7.495cm" svg:height="8.382cm" svg:x="9.946cm" svg:y="15.224cm">
              <text:p text:style-name="P1"><text:span text:style-name="T2">Service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6">description</text:span><text:span text:style-name="T7">:</text:span><text:span text:style-name="T6"> </text:span><text:span text:style-name="T8">String</text:span></text:p>
              <text:p text:style-name="P2"><text:span text:style-name="T9">logoId</text:span><text:span text:style-name="T8">: </text:span><text:span text:style-name="T7">String</text:span></text:p>
              <text:p text:style-name="P2"><text:span text:style-name="T3">departmentId</text:span><text:span text:style-name="T4">: </text:span><text:span text:style-name="T5">String</text:span></text:p>
              <text:p text:style-name="P2"><text:span text:style-name="T4"><text:s text:c="2"/></text:span><text:span text:style-name="T4">fk: Departments</text:span></text:p>
              <text:p text:style-name="P2"><text:span text:style-name="T3">ownerIds</text:span><text:span text:style-name="T4">: Array[</text:span><text:span text:style-name="T5">String]</text:span></text:p>
              <text:p text:style-name="P2"><text:span text:style-name="T4"><text:s text:c="2"/></text:span><text:span text:style-name="T4">fk: Users</text:span></text:p>
              <text:p text:style-name="P2"><text:span text:style-name="T3">stage</text:span><text:span text:style-name="T10">: </text:span><text:span text:style-name="T7">String</text:span></text:p>
              <text:p text:style-name="P2"><text:span text:style-name="T6">version</text:span><text:span text:style-name="T7">: String</text:span></text:p>
              <text:p text:style-name="P2"><text:span text:style-name="T9">dataSourceIds</text:span><text:span text:style-name="T8">: Array[String]</text:span></text:p>
              <text:p text:style-name="P2"><text:span text:style-name="T8"><text:s text:c="2"/></text:span><text:span text:style-name="T8">fk: dataSources</text:span></text:p>
              <text:p text:style-name="P2"><text:span text:style-name="T9">visibility</text:span><text:span text:style-name="T8">: </text:span><text:span text:style-name="T7">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9.946cm" svg:y1="11.251cm" svg:x2="8.042cm" svg:y2="11.25cm" draw:start-shape="id3" draw:start-glue-point="3" draw:end-shape="id2" draw:end-glue-point="1" svg:d="M9946 11251h-953v-1h-951" svg:viewBox="0 0 1905 2">
              <text:p/>
            </draw:connector>
            <draw:connector draw:style-name="gr3" draw:text-style-name="P2" draw:layer="layout" svg:x1="9.946cm" svg:y1="19.415cm" svg:x2="5.057cm" svg:y2="13.536cm" draw:start-shape="id4" draw:start-glue-point="3" draw:end-shape="id2" draw:end-glue-point="2" svg:d="M9946 19415h-4889v-5879" svg:viewBox="0 0 4890 5880">
              <text:p/>
            </draw:connector>
            <draw:connector draw:style-name="gr3" draw:text-style-name="P2" draw:layer="layout" svg:x1="13.693cm" svg:y1="15.224cm" svg:x2="13.693cm" svg:y2="14.173cm" draw:start-shape="id4" draw:start-glue-point="0" draw:end-shape="id3" draw:end-glue-point="2" svg:d="M13693 15224v-1051" svg:viewBox="0 0 1 1052">
              <text:p/>
            </draw:connector>
            <draw:custom-shape draw:style-name="gr6" draw:text-style-name="P4" xml:id="id5" draw:id="id5" draw:layer="layout" svg:width="7.495cm" svg:height="3.063cm" svg:x="3.25cm" svg:y="24.86cm">
              <text:p text:style-name="P1"><text:span text:style-name="T2">DataSources</text:span></text:p>
              <text:p text:style-name="P2"><text:span text:style-name="T2"/></text:p>
              <text:p text:style-name="P2"><text:span text:style-name="T3">type</text:span><text:span text:style-name="T4">: </text:span><text:span text:style-name="T5">String</text:span></text:p>
              <text:p text:style-name="P2"><text:span text:style-name="T3">url</text:span><text:span text:style-name="T4">: </text:span><text:span text:style-name="T5">String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svg:x1="13.693cm" svg:y1="23.606cm" svg:x2="6.997cm" svg:y2="24.86cm" draw:start-shape="id4" draw:start-glue-point="2" draw:end-shape="id5" draw:end-glue-point="0" svg:d="M13693 23606v627h-6696v627" svg:viewBox="0 0 6697 1255">
              <text:p/>
            </draw:connector>
            <draw:custom-shape draw:style-name="gr6" draw:text-style-name="P4" xml:id="id6" draw:id="id6" draw:layer="layout" svg:width="7.495cm" svg:height="3.063cm" svg:x="11.433cm" svg:y="24.875cm">
              <text:p text:style-name="P1"><text:span text:style-name="T2">ServiceLogos</text:span></text:p>
              <text:p text:style-name="P2"><text:span text:style-name="T2"/></text:p>
              <text:p text:style-name="P2"><text:span text:style-name="T3">FS.Collection fields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draw:line-skew="0.506cm" svg:x1="13.644cm" svg:y1="23.097cm" svg:x2="15.18cm" svg:y2="24.875cm" draw:end-shape="id6" svg:d="M13644 23097v1144h1536v634" svg:viewBox="0 0 1537 1779">
              <text:p/>
            </draw:connector>
            <draw:custom-shape draw:style-name="gr7" draw:text-style-name="P4" draw:layer="layout" svg:width="5.334cm" svg:height="3.063cm" svg:x="1.381cm" svg:y="20.416cm">
              <text:p text:style-name="P1"><text:span text:style-name="T2">Settings</text:span></text:p>
              <text:p text:style-name="P2"><text:span text:style-name="T2"/></text:p>
              <text:p text:style-name="P2"><text:span text:style-name="T3">Github Oauth, etc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3:32:56.913292649</meta:creation-date>
    <dc:date>2016-02-29T13:28:03.093988727</dc:date>
    <meta:editing-duration>PT38M56S</meta:editing-duration>
    <meta:editing-cycles>12</meta:editing-cycles>
    <meta:generator>LibreOffice/5.0.5.2$Linux_X86_64 LibreOffice_project/00m0$Build-2</meta:generator>
    <meta:document-statistic meta:object-count="16"/>
  </office:meta>
</office:document-meta>
</file>